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53cm" fo:margin-right="0cm" fo:text-align="start" style:justify-single-word="false" fo:text-indent="0cm" style:auto-text-indent="false">
        <style:tab-stops/>
      </style:paragraph-properties>
      <style:text-properties officeooo:rsid="000597fe" officeooo:paragraph-rsid="000d3559"/>
    </style:style>
    <style:style style:name="P2" style:family="paragraph" style:parent-style-name="Standard" style:master-page-name="">
      <style:paragraph-properties fo:margin-left="0.953cm" fo:margin-right="0cm" fo:text-align="start" style:justify-single-word="false" fo:text-indent="0cm" style:auto-text-indent="false" style:page-number="auto">
        <style:tab-stops/>
      </style:paragraph-properties>
      <style:text-properties officeooo:rsid="000597fe" officeooo:paragraph-rsid="000597fe"/>
    </style:style>
    <style:style style:name="P3" style:family="paragraph" style:parent-style-name="Standard">
      <style:text-properties officeooo:rsid="000c2b81"/>
    </style:style>
    <style:style style:name="P4" style:family="paragraph" style:parent-style-name="Standard">
      <style:text-properties officeooo:rsid="000d3559"/>
    </style:style>
    <style:style style:name="T1" style:family="text">
      <style:text-properties fo:text-transform="capitalize"/>
    </style:style>
    <style:style style:name="T2" style:family="text">
      <style:text-properties officeooo:rsid="0006d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hisIsAllOneWord" text:name="Test"/>
        <text:user-field-decl office:value-type="string" office:string-value="One Two Three Four Five" text:name="MountType"/>
      </text:user-field-decls>
      <text:p text:style-name="P3"><text:user-field-input text:name="MountType" text:description="">One Two Three Four Five</text:user-field-input></text:p>
      <text:p text:style-name="P4"><text:user-field-input text:name="Test" text:description="">ThisIsAllOneWord</text:user-field-input></text:p>
      <text:p text:style-name="Standard"/>
      <text:p text:style-name="P2">The purpose of this report is to summarize the results of the <text:span text:style-name="T2">existing bug in the</text:span> <text:span text:style-name="T2">LO suite </text:span><text:user-field-input text:name="Test" text:description="">ThisIsAllOneWord</text:user-field-input>.</text:p>
      <text:p text:style-name="P1">The purpose of this report is to summarize the results of the <text:span text:style-name="T2">existing bug in the LO suite</text:span> <text:span text:style-name="T1"><text:user-field-input text:name="MountType" text:description="">One Two Three Four Five</text:user-field-input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1:19:36.313000000</meta:creation-date>
    <dc:date>2015-10-12T23:23:43.029230408</dc:date>
    <meta:editing-duration>PT7M40S</meta:editing-duration>
    <meta:editing-cycles>9</meta:editing-cycles>
    <meta:generator>LibreOfficeDev/5.1.0.0.alpha1$Linux_X86_64 LibreOffice_project/da5f77b001837c0660197b3ae80f1146eab8b200</meta:generator>
    <meta:document-statistic meta:table-count="0" meta:image-count="0" meta:object-count="0" meta:page-count="1" meta:paragraph-count="4" meta:word-count="58" meta:character-count="270" meta:non-whitespace-character-count="226"/>
  </office:meta>
</office:document-meta>
</file>